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F00000206EB5B049E402DB18A.png" manifest:media-type="image/png"/>
  <manifest:file-entry manifest:full-path="Pictures/10000001000001DA000002065297EFDEFD126B6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3145" officeooo:paragraph-rsid="00173145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aphics f1, f2, f3:</text:p>
      <text:p text:style-name="P1"/>
      <text:p text:style-name="P1"><draw:frame draw:style-name="fr1" draw:name="Изображение2" text:anchor-type="char" svg:width="12.541cm" svg:height="13.705cm" draw:z-index="1"><draw:image xlink:href="Pictures/10000001000001DA000002065297EFDEFD126B69.png" xlink:type="simple" xlink:show="embed" xlink:actuate="onLoad" draw:mime-type="image/png"/></draw:frame></text:p>
      <text:p text:style-name="P1"/>
      <text:p text:style-name="P1">Grafics for debug functions:</text:p>
      <text:p text:style-name="P1"><draw:frame draw:style-name="fr2" draw:name="Изображение1" text:anchor-type="char" svg:width="10.134cm" svg:height="13.705cm" draw:z-index="0"><draw:image xlink:href="Pictures/100000010000017F00000206EB5B049E402DB18A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3T12:08:34.634685852</meta:creation-date>
    <dc:date>2023-05-03T12:19:35.842142934</dc:date>
    <meta:editing-duration>PT1S</meta:editing-duration>
    <meta:editing-cycles>1</meta:editing-cycles>
    <meta:document-statistic meta:table-count="0" meta:image-count="2" meta:object-count="0" meta:page-count="2" meta:paragraph-count="2" meta:word-count="8" meta:character-count="48" meta:non-whitespace-character-count="42"/>
    <meta:generator>LibreOffice/7.3.7.2$Linux_X86_64 LibreOffice_project/30$Build-2</meta:generator>
  </office:meta>
</office:document-meta>
</file>